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">
      <style:table-cell-properties fo:background-color="#ffff00"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4"/>
    <style:style style:name="ce69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Docker Fundamentals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formacao-docker-fundamentals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Kubernetes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ormacao-kubernetes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EY Fast Track Specialist - Machine Learning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acceleration/international-career-acceleration-3-tonnie-talent-european-experiences?tab=path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Google Cloud Platform (GCP)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e4d5ef68-242b-4497-806b-7473ac95795e?tab=certificat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8" office:value-type="string" calcext:value-type="string">
            <text:p>Formação CI/CD com GitLab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TypeScript Fullstack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a733cab-3595-43eb-b964-54739742bcc1?tab=certificat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8" office:value-type="string" calcext:value-type="string">
            <text:p>Linux do Zero 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track/linux-do-zero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7"/>
          <table:table-cell table:style-name="ce9" office:value-type="string" calcext:value-type="string">
            <text:p>Formação CRM Dynamics 365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d36725f-f2e8-498a-8d17-25d0343e4a49?tab=certificate</text:p>
          </table:table-cell>
          <table:table-cell table:number-columns-repeated="1020"/>
        </table:table-row>
        <table:table-row table:style-name="ro2">
          <table:table-cell table:style-name="ce12" table:formula="of:=+[.A25]+1" office:value-type="float" office:value="1" calcext:value-type="float">
            <text:p>1</text:p>
          </table:table-cell>
          <table:table-cell table:style-name="ce2" office:value-type="string" calcext:value-type="string">
            <text:p>Formação JavaScript Developer </text:p>
          </table:table-cell>
          <table:table-cell table:style-name="ce5" office:value-type="string" calcext:value-type="string">
            <text:p>14 hrs</text:p>
          </table:table-cell>
          <table:table-cell table:style-name="ce2" office:value-type="string" calcext:value-type="string">
            <text:p><text:s/>https://web.dio.me/track/a7a92326-cb82-41e2-a150-0e5ede46a412?tab=certificate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style-name="ce17" table:formula="of:=+[.A26]+1" office:value-type="float" office:value="2" calcext:value-type="float">
            <text:p>2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3" calcext:value-type="float">
            <text:p>3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4" calcext:value-type="float">
            <text:p>4</text:p>
          </table:table-cell>
          <table:table-cell table:style-name="ce3" office:value-type="string" calcext:value-type="string">
            <text:p>Formação Programação Reativa com Spring WebFlux</text:p>
          </table:table-cell>
          <table:table-cell table:style-name="ce6" office:value-type="string" calcext:value-type="string">
            <text:p>34 hrs</text:p>
          </table:table-cell>
          <table:table-cell table:style-name="ce3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5" calcext:value-type="float">
            <text:p>5</text:p>
          </table:table-cell>
          <table:table-cell table:style-name="ce2" office:value-type="string" calcext:value-type="string">
            <text:p>Formação Game Developer: Roblox &amp; Metaverse</text:p>
          </table:table-cell>
          <table:table-cell table:style-name="ce5" office:value-type="string" calcext:value-type="string">
            <text:p>35 hrs</text:p>
          </table:table-cell>
          <table:table-cell table:style-name="ce2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6" calcext:value-type="float">
            <text:p>6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2" table:formula="of:=+[.A31]+1" office:value-type="float" office:value="7" calcext:value-type="float">
            <text:p>7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17" table:formula="of:=+[.A32]+1" office:value-type="float" office:value="8" calcext:value-type="float">
            <text:p>8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2" table:formula="of:=+[.A33]+1" office:value-type="float" office:value="9" calcext:value-type="float">
            <text:p>9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7" table:formula="of:=+[.A34]+1" office:value-type="float" office:value="10" calcext:value-type="float">
            <text:p>10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2" table:formula="of:=+[.A35]+1" office:value-type="float" office:value="11" calcext:value-type="float">
            <text:p>11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4" table:formula="of:=+1-([.A36]/33)" office:value-type="percentage" office:value="0.666666666666667" calcext:value-type="percentage">
            <text:p>67%</text:p>
          </table:table-cell>
          <table:table-cell table:number-columns-repeated="3"/>
          <table:table-cell table:formula="of:=SUM([.E7:.E36])" office:value-type="float" office:value="546" calcext:value-type="float">
            <text:p>546</text:p>
          </table:table-cell>
          <table:table-cell table:style-name="Default" table:number-columns-repeated="7"/>
          <table:table-cell table:number-columns-repeated="1012"/>
        </table:table-row>
        <table:table-row table:style-name="ro2" table:number-rows-repeated="3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3">
          <table:table-cell table:number-columns-repeated="5"/>
          <table:table-cell table:style-name="ce58" office:value-type="string" calcext:value-type="string">
            <text:p>XP 288438 / 295763</text:p>
          </table:table-cell>
          <table:table-cell table:style-name="ce58" office:value-type="string" calcext:value-type="string">
            <text:p>XP 284778 / 295763</text:p>
          </table:table-cell>
          <table:table-cell table:style-name="ce58" office:value-type="string" calcext:value-type="string">
            <text:p>XP 282818 / 295763</text:p>
          </table:table-cell>
          <table:table-cell table:style-name="ce58" office:value-type="string" calcext:value-type="string">
            <text:p>XP 281858 / 295763</text:p>
          </table:table-cell>
          <table:table-cell table:style-name="ce58" office:value-type="string" calcext:value-type="string">
            <text:p>XP 280378 / 295763 </text:p>
          </table:table-cell>
          <table:table-cell table:style-name="ce58" office:value-type="string" calcext:value-type="string">
            <text:p>XP 279058 / 295763 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11"/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number-columns-repeated="6" office:value-type="float" office:value="295763" calcext:value-type="float">
            <text:p>295763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style-name="ce58" office:value-type="float" office:value="288438" calcext:value-type="float">
            <text:p>288438</text:p>
          </table:table-cell>
          <table:table-cell table:style-name="ce58" office:value-type="float" office:value="284778" calcext:value-type="float">
            <text:p>284778</text:p>
          </table:table-cell>
          <table:table-cell table:style-name="ce58" office:value-type="float" office:value="282818" calcext:value-type="float">
            <text:p>282818</text:p>
          </table:table-cell>
          <table:table-cell table:style-name="ce58" office:value-type="float" office:value="281858" calcext:value-type="float">
            <text:p>281858</text:p>
          </table:table-cell>
          <table:table-cell table:style-name="ce58" office:value-type="float" office:value="280378" calcext:value-type="float">
            <text:p>280378</text:p>
          </table:table-cell>
          <table:table-cell table:style-name="ce58" office:value-type="float" office:value="279058" calcext:value-type="float">
            <text:p>279058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style-name="ce37" table:formula="of:=+[.F44]-[.F45]" office:value-type="float" office:value="7325" calcext:value-type="float">
            <text:p>7325</text:p>
          </table:table-cell>
          <table:table-cell table:style-name="ce37" table:formula="of:=+[.G44]-[.G45]" office:value-type="float" office:value="10985" calcext:value-type="float">
            <text:p>10985</text:p>
          </table:table-cell>
          <table:table-cell table:style-name="ce37" table:formula="of:=+[.H44]-[.H45]" office:value-type="float" office:value="12945" calcext:value-type="float">
            <text:p>12945</text:p>
          </table:table-cell>
          <table:table-cell table:style-name="ce37" table:formula="of:=+[.I44]-[.I45]" office:value-type="float" office:value="13905" calcext:value-type="float">
            <text:p>13905</text:p>
          </table:table-cell>
          <table:table-cell table:style-name="ce37" table:formula="of:=+[.J44]-[.J45]" office:value-type="float" office:value="15385" calcext:value-type="float">
            <text:p>15385</text:p>
          </table:table-cell>
          <table:table-cell table:style-name="ce37" table:formula="of:=+[.K44]-[.K45]" office:value-type="float" office:value="16705" calcext:value-type="float">
            <text:p>16705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58" office:value-type="string" calcext:value-type="string">
            <text:p>XP 299678 / 335105</text:p>
          </table:table-cell>
          <table:table-cell table:style-name="ce58" office:value-type="string" calcext:value-type="string">
            <text:p>XP 293558 / 295763</text:p>
          </table:table-cell>
          <table:table-cell table:style-name="ce58" office:value-type="string" calcext:value-type="string">
            <text:p>XP 289678 / 29576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float" office:value="299678" calcext:value-type="float">
            <text:p>299678</text:p>
          </table:table-cell>
          <table:table-cell table:number-columns-repeated="2" office:value-type="float" office:value="295763" calcext:value-type="float">
            <text:p>29576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58" office:value-type="float" office:value="335105" calcext:value-type="float">
            <text:p>335105</text:p>
          </table:table-cell>
          <table:table-cell table:style-name="ce58" office:value-type="float" office:value="293558" calcext:value-type="float">
            <text:p>293558</text:p>
          </table:table-cell>
          <table:table-cell table:style-name="ce58" office:value-type="float" office:value="289678" calcext:value-type="float">
            <text:p>28967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7" table:formula="of:=+[.F50]-[.F51]" office:value-type="float" office:value="-35427" calcext:value-type="float">
            <text:p>-35427</text:p>
          </table:table-cell>
          <table:table-cell table:style-name="ce37" table:formula="of:=+[.G50]-[.G51]" office:value-type="float" office:value="2205" calcext:value-type="float">
            <text:p>2205</text:p>
          </table:table-cell>
          <table:table-cell table:style-name="ce37" table:formula="of:=+[.H50]-[.H51]" office:value-type="float" office:value="6085" calcext:value-type="float">
            <text:p>6085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58"/>
        <table:table-row table:style-name="ro4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4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4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4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4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4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4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4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4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4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4">
          <table:table-cell table:style-name="ce23"/>
          <table:table-cell table:style-name="ce58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58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58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2"/>
          <table:table-cell table:style-name="ce16"/>
          <table:table-cell table:number-columns-repeated="3"/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68"/>
        <table:table-column table:style-name="co5" table:default-cell-style-name="ce69"/>
        <table:table-column table:style-name="co5" table:default-cell-style-name="ce68"/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4" table:number-rows-repeated="104856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25:Planilha1.E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20:00:27.6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7T20:10:04.655000000</dc:date>
    <meta:editing-duration>P2DT4H24M57S</meta:editing-duration>
    <meta:editing-cycles>65</meta:editing-cycles>
    <meta:generator>LibreOffice/7.3.2.2$Windows_X86_64 LibreOffice_project/49f2b1bff42cfccbd8f788c8dc32c1c309559be0</meta:generator>
    <meta:document-statistic meta:table-count="4" meta:cell-count="301" meta:object-count="25"/>
  </office:meta>
</office:document-meta>
</file>